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ext-input text:description="">self.Title()</text:text-input></text:span></text:p>
      <text:p text:style-name="P1"><text:span text:style-name="T1"/></text:p>
      <text:p text:style-name="Standard"><office:annotation><dc:creator>Vivian Antoine</dc:creator><dc:date>2015-09-11T09:00:37</dc:date><text:p><text:span text:style-name="T2">do text</text:span></text:p><text:p>from xhtml(view.printHistory())</text:p></office:annotation>hi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5-09-10T08:52:58</meta:creation-date>
    <dc:date>2015-11-27T09:45:34</dc:date>
    <dc:creator>Vivian Antoine</dc:creator>
    <meta:editing-duration>PT4H57M52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18" meta:non-whitespace-character-count="18"/>
  </office:meta>
</office:document-meta>
</file>